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adornments="Обычный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, 'Times New Roman'" style:font-pitch="variable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adornments="Обычный" style:font-pitch="fixed"/>
    <style:font-face style:name="NSimSun" svg:font-family="NSimSun" style:font-family-generic="modern"/>
    <style:font-face style:name="Noto Sans CJK SC Regular" svg:font-family="'Noto Sans CJK SC Regular'" style:font-family-generic="system" style:font-pitch="variable"/>
    <style:font-face style:name="Noto Sans CJK SC Regular1" svg:font-family="'Noto Sans CJK SC Regular', 'Times New Roman'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378097" officeooo:paragraph-rsid="00378097"/>
    </style:style>
    <style:style style:name="P2" style:family="paragraph" style:parent-style-name="Standard">
      <style:text-properties officeooo:rsid="00378097" officeooo:paragraph-rsid="00378097"/>
    </style:style>
    <style:style style:name="P3" style:family="paragraph" style:parent-style-name="Standard">
      <style:text-properties officeooo:rsid="00378097" officeooo:paragraph-rsid="0038d191"/>
    </style:style>
    <style:style style:name="P4" style:family="paragraph" style:parent-style-name="Standard">
      <style:text-properties officeooo:rsid="0038c654" officeooo:paragraph-rsid="0038c654"/>
    </style:style>
    <style:style style:name="P5" style:family="paragraph" style:parent-style-name="Standard">
      <style:text-properties officeooo:rsid="0038c654" officeooo:paragraph-rsid="0038d191"/>
    </style:style>
    <style:style style:name="T1" style:family="text">
      <style:text-properties officeooo:rsid="0038d1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, GET, PUT, DELETE</text:p>
      <text:p text:style-name="P2"/>
      <text:p text:style-name="P2">CRUD — CREATE, RETRIEVE, UPDATE, DELETE</text:p>
      <text:p text:style-name="P2"/>
      <text:p text:style-name="P4">таблицы</text:p>
      <text:p text:style-name="P4"/>
      <text:p text:style-name="P2">Пользователь</text:p>
      <text:p text:style-name="P2">id</text:p>
      <text:p text:style-name="P2">Логин</text:p>
      <text:p text:style-name="P2">Пароль</text:p>
      <text:p text:style-name="P2">Почта</text:p>
      <text:p text:style-name="P2">cart_id</text:p>
      <text:p text:style-name="P4">is_admin</text:p>
      <text:p text:style-name="P2"/>
      <text:p text:style-name="P2">Товар</text:p>
      <text:p text:style-name="P2">id</text:p>
      <text:p text:style-name="P2">Название</text:p>
      <text:p text:style-name="P2">Описание</text:p>
      <text:p text:style-name="P2">Цена</text:p>
      <text:p text:style-name="P2">Остаток на складе</text:p>
      <text:p text:style-name="P2"/>
      <text:p text:style-name="P2">Корзина</text:p>
      <text:p text:style-name="P4">id </text:p>
      <text:p text:style-name="P4">good_id</text:p>
      <text:p text:style-name="P4">user_id</text:p>
      <text:p text:style-name="P4">quantity</text:p>
      <text:p text:style-name="P4"/>
      <text:p text:style-name="P4">Endpoints - </text:p>
      <text:p text:style-name="P4">/api/user</text:p>
      <text:p text:style-name="P4">GET — выдает авторизованного пользователя или ошибку авторизации</text:p>
      <text:p text:style-name="P4">POST — создать аккаунт пользователя. Ожидает поля сообщения:</text:p>
      <text:p text:style-name="P4">Логин</text:p>
      <text:p text:style-name="P4">Почта</text:p>
      <text:p text:style-name="P4">Пароль</text:p>
      <text:p text:style-name="P4">Подтверждение пароля</text:p>
      <text:p text:style-name="P4"/>
      <text:p text:style-name="P4"/>
      <text:p text:style-name="P4"/>
      <text:p text:style-name="P4">/api/user/id</text:p>
      <text:p text:style-name="P4">GET — страница пользователя</text:p>
      <text:p text:style-name="P5">PUT — изменить аккаунт. Только авторизованному или админу. Ожидает поля сообщения:</text:p>
      <text:p text:style-name="P5">Логин</text:p>
      <text:p text:style-name="P5">Почта</text:p>
      <text:p text:style-name="P5">Пароль</text:p>
      <text:p text:style-name="P5">DELETE — удалить аккаунт. Авторизованному только свой. </text:p>
      <text:p text:style-name="P4"/>
      <text:p text:style-name="P4">/api/good</text:p>
      <text:p text:style-name="P4">GET — список товаров. Доступен всем. </text:p>
      <text:p text:style-name="P4">POST — добавление товара. Доступно только админу.<text:line-break/></text:p>
      <text:p text:style-name="P4">/<text:span text:style-name="T1">api/good/id</text:span></text:p>
      <text:p text:style-name="P5">GET — страница <text:span text:style-name="T1">товара</text:span></text:p>
      <text:p text:style-name="P5">PUT — изменить <text:span text:style-name="T1">товар</text:span>. Только админу. Ожидает поля сообщения:</text:p>
      <text:p text:style-name="P3">Название</text:p>
      <text:p text:style-name="P3"><text:soft-page-break/>Описание</text:p>
      <text:p text:style-name="P3">Цена</text:p>
      <text:p text:style-name="P3">Остаток на складе</text:p>
      <text:p text:style-name="P5">DELETE — удалить <text:span text:style-name="T1">товар</text:span>. А<text:span text:style-name="T1">дмину</text:span>. </text:p>
      <text:p text:style-name="P5"/>
      <text:p text:style-name="P5">/<text:span text:style-name="T1">api/cart</text:span></text:p>
      <text:p text:style-name="P5">GET — список товаров. Доступен <text:span text:style-name="T1">авторизованному, получает свой</text:span>. </text:p>
      <text:p text:style-name="P5">POST — добавление товара <text:span text:style-name="T1">в корзину</text:span>. Доступно <text:span text:style-name="T1">авторизованному</text:span>. <text:span text:style-name="T1">Ожидает поля:</text:span></text:p>
      <text:p text:style-name="P5">good_id</text:p>
      <text:p text:style-name="P5">quantity</text:p>
      <text:p text:style-name="P5"/>
      <text:p text:style-name="P5"/>
      <text:p text:style-name="P5">/<text:span text:style-name="T1">api/cart/id</text:span></text:p>
      <text:p text:style-name="P5">GET — страница <text:span text:style-name="T1">товара</text:span></text:p>
      <text:p text:style-name="P5">PUT — изменить <text:span text:style-name="T1">товар в корзине</text:span>. Только <text:span text:style-name="T1">авторизованному и админу</text:span>. Ожидает поля сообщения:</text:p>
      <text:p text:style-name="P5">good_id</text:p>
      <text:p text:style-name="P5">quantity</text:p>
      <text:p text:style-name="P3"/>
      <text:p text:style-name="P5">DELETE — удалить <text:span text:style-name="T1">товар из корзины</text:span>. Только <text:span text:style-name="T1">авторизованному и админу</text:span>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adornments="Обычный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, 'Times New Roman'" style:font-pitch="variable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 style:font-adornments="Обычный" style:font-pitch="fixed"/>
    <style:font-face style:name="NSimSun" svg:font-family="NSimSun" style:font-family-generic="modern"/>
    <style:font-face style:name="Noto Sans CJK SC Regular" svg:font-family="'Noto Sans CJK SC Regular'" style:font-family-generic="system" style:font-pitch="variable"/>
    <style:font-face style:name="Noto Sans CJK SC Regular1" svg:font-family="'Noto Sans CJK SC Regular', 'Times New Ro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2" style:font-family-complex="FreeSans, 'Times New Roman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, 'Times New Roman'" style:font-pitch-asian="variable" style:font-size-asian="14pt" style:font-name-complex="FreeSans2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, 'Times New Roman'" style:font-pitch-complex="variable"/>
    </style:style>
    <style:style style:name="Caption" style:family="paragraph" style:parent-style-name="Heading" style:next-style-name="Text_20_body" style:class="extra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Real-основной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499cm" style:auto-text-indent="false"/>
    </style:style>
    <style:style style:name="Real-рисунок" style:family="paragraph" style:parent-style-name="Real-основной">
      <style:paragraph-properties fo:margin-left="0cm" fo:margin-right="0cm" fo:margin-top="0.3cm" fo:margin-bottom="0.3cm" style:contextual-spacing="true" fo:text-align="center" style:justify-single-word="false" fo:text-indent="0cm" style:auto-text-indent="false"/>
    </style:style>
    <style:style style:name="Real-список" style:family="paragraph" style:parent-style-name="Real-основной">
      <style:paragraph-properties fo:margin-left="2cm" fo:margin-right="0cm" fo:margin-top="0.212cm" fo:margin-bottom="0.212cm" style:contextual-spacing="true" fo:text-indent="0cm" style:auto-text-indent="false"/>
    </style:style>
    <style:style style:name="Real-заголовок1" style:family="paragraph" style:parent-style-name="Real-основной" style:master-page-name="">
      <loext:graphic-properties draw:fill-image-width="0cm" draw:fill-image-height="0cm"/>
      <style:paragraph-properties fo:margin-left="1cm" fo:margin-right="0cm" fo:margin-top="1cm" fo:margin-bottom="0.3cm" style:contextual-spacing="true" fo:text-indent="0cm" style:auto-text-indent="false" style:page-number="auto" fo:keep-with-next="always"/>
      <style:text-properties style:use-window-font-color="true" loext:opacity="0%" fo:font-size="20pt" fo:font-weight="bold" fo:background-color="transparent" style:font-size-asian="20pt" style:font-weight-asian="bold"/>
    </style:style>
    <style:style style:name="Real-определение" style:family="paragraph" style:parent-style-name="Real-основной" style:master-page-name="">
      <style:paragraph-properties fo:margin-left="2cm" fo:margin-right="2cm" fo:margin-top="0.3cm" fo:margin-bottom="0.3cm" style:contextual-spacing="true" fo:text-indent="0cm" style:auto-text-indent="false" style:page-number="auto" style:border-line-width="0.004cm 0.004cm 0.004cm" fo:padding="0.282cm" fo:border="0.31pt double #3399ff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" style:font-family-generic-complex="modern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1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Real-KTurtle" style:family="paragraph" style:parent-style-name="Real-основной">
      <style:paragraph-properties fo:margin-left="2cm" fo:margin-right="0cm" fo:margin-top="0.423cm" fo:margin-bottom="0.423cm" style:contextual-spacing="true" fo:text-indent="0cm" style:auto-text-indent="false"/>
      <style:text-properties fo:color="#000080" loext:opacity="100%" style:font-name="Monospace" fo:font-family="Monospace" style:font-style-name="Обычный" style:font-pitch="fixed" fo:font-size="11pt" fo:font-weight="bold" style:font-size-asian="11pt" style:font-weight-asian="bold" style:font-name-complex="Liberation Sans" style:font-family-complex="'Liberation San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eal-таблица" style:family="paragraph" style:parent-style-name="Real-основной">
      <style:paragraph-properties fo:margin-left="0cm" fo:margin-right="0cm" fo:line-height="100%" fo:text-align="center" style:justify-single-word="false" fo:text-indent="0cm" style:auto-text-indent="false"/>
    </style:style>
    <style:style style:name="Real-заголовок2" style:family="paragraph" style:parent-style-name="Real-основной">
      <style:paragraph-properties fo:margin-left="1.499cm" fo:margin-right="0cm" fo:text-indent="0cm" style:auto-text-indent="false"/>
      <style:text-properties fo:font-size="16pt" fo:font-weight="bold"/>
    </style:style>
    <style:style style:name="Real-заголовок3" style:family="paragraph" style:parent-style-name="Real-основной">
      <style:text-properties fo:font-size="12pt" fo:font-weight="bold"/>
    </style:style>
    <style:style style:name="Real-код" style:family="paragraph" style:parent-style-name="Real-основной" style:master-page-name="">
      <loext:graphic-properties draw:fill-image-width="0cm" draw:fill-image-height="0cm"/>
      <style:paragraph-properties fo:margin-left="2cm" fo:margin-right="0cm" fo:margin-top="0.499cm" fo:margin-bottom="0.499cm" style:contextual-spacing="true" fo:text-align="start" style:justify-single-word="false" fo:text-indent="0cm" style:auto-text-indent="false" style:page-number="auto"/>
      <style:text-properties style:use-window-font-color="true" loext:opacity="0%" style:font-name="FreeMono" fo:font-family="FreeMono" style:font-style-name="Обычный" style:font-family-generic="modern" style:font-pitch="fixed" fo:font-size="12pt" fo:font-weight="norm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Liberation Serif" fo:font-family="'Liberation Serif'" style:font-family-generic="roman" style:font-pitch="variable" fo:font-size="12pt" fo:language="ru" fo:country="RU" style:letter-kerning="true" style:font-name-asian="Noto Sans CJK SC Regular1" style:font-family-asian="'Noto Sans CJK SC Regular', 'Times New Roman'" style:font-pitch-asian="variable" style:font-size-asian="12pt" style:language-asian="zh" style:country-asian="CN" style:font-name-complex="FreeSans2" style:font-family-complex="FreeSans, 'Times New Roman'" style:font-pitch-complex="variable" style:font-size-complex="12pt" style:language-complex="hi" style:country-complex="IN"/>
    </style:style>
    <style:style style:name="Яосновной_20_Знак" style:display-name="Яосновной Знак" style:family="text" style:parent-style-name="Основной_20_текст_20_Знак"/>
    <style:style style:name="Якод_20_Знак" style:display-name="Якод Знак" style:family="text" style:parent-style-name="Яосновной_20_Знак">
      <style:text-properties fo:color="#000080" loext:opacity="100%" style:font-name="Liberation Sans" fo:font-family="'Liberation Sans'" style:font-family-generic="swiss" style:font-pitch="variable" fo:font-size="11pt" fo:font-weight="bold" style:font-size-asian="11pt" style:font-weight-asian="bold" style:font-name-complex="Liberation Sans" style:font-family-complex="'Liberation Sans'" style:font-family-generic-complex="swiss" style:font-pitch-complex="variable"/>
    </style:style>
    <style:style style:name="keyword0_5f_pascal" style:display-name="keyword0_pascal" style:family="text">
      <style:text-properties fo:color="#000000" loext:opacity="100%" fo:font-style="normal" fo:font-weight="bold"/>
    </style:style>
    <style:style style:name="keyword2_5f_pascal" style:display-name="keyword2_pascal" style:family="text">
      <style:text-properties fo:color="#000066" loext:opacity="100%" fo:font-style="normal" fo:font-weight="normal"/>
    </style:style>
    <style:style style:name="string_5f_pascal" style:display-name="string_pascal" style:family="text">
      <style:text-properties fo:color="#ff0000" loext:opacity="100%" fo:font-style="normal" fo:font-weight="normal"/>
    </style:style>
    <style:style style:name="number_5f_pascal" style:display-name="number_pascal" style:family="text">
      <style:text-properties fo:color="#cc66cc" loext:opacity="100%" fo:font-style="normal" fo:font-weight="normal"/>
    </style:style>
    <style:style style:name="symbol0_5f_pascal" style:display-name="symbol0_pascal" style:family="text">
      <style:text-properties fo:color="#339933" loext:opacity="100%" fo:font-style="normal" fo:font-weight="normal"/>
    </style:style>
    <style:style style:name="keyword0_5f_html4strict" style:display-name="keyword0_html4strict" style:family="text">
      <style:text-properties fo:color="#000000" loext:opacity="100%" fo:font-style="normal" fo:font-weight="bold"/>
    </style:style>
    <style:style style:name="keyword1_5f_html4strict" style:display-name="keyword1_html4strict" style:family="text">
      <style:text-properties fo:color="#000066" loext:opacity="100%" fo:font-style="normal" fo:font-weight="normal"/>
    </style:style>
    <style:style style:name="symbol0_5f_html4strict" style:display-name="symbol0_html4strict" style:family="text">
      <style:text-properties fo:color="#66cc66" loext:opacity="100%" fo:font-style="normal" fo:font-weight="normal"/>
    </style:style>
    <style:style style:name="string_5f_html4strict" style:display-name="string_html4strict" style:family="text">
      <style:text-properties fo:color="#ff0000" loext:opacity="100%" fo:font-style="normal" fo:font-weight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3T17:22:24.106167166</meta:creation-date>
    <meta:editing-cycles>2</meta:editing-cycles>
    <meta:editing-duration>PT8M50S</meta:editing-duration>
    <meta:generator>LibreOffice/7.3.7.2$Linux_X86_64 LibreOffice_project/30$Build-2</meta:generator>
    <dc:date>2023-04-23T17:52:16.585431888</dc:date>
    <meta:document-statistic meta:table-count="0" meta:image-count="0" meta:object-count="0" meta:page-count="2" meta:paragraph-count="58" meta:word-count="155" meta:character-count="1186" meta:non-whitespace-character-count="1065"/>
    <meta:template xlink:type="simple" xlink:actuate="onRequest" xlink:title="Real-IT_Стандарт" xlink:href="../../../../../.config/libreoffice/4/user/template/Real-IT_Стандарт.ott" meta:date="2023-04-23T17:22:23.305554926"/>
  </office:meta>
</office:document-meta>
</file>